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imes New Roman1" svg:font-family="'Times New Roman'"/>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list-style-name="">
      <style:paragraph-properties fo:margin-top="0in" fo:margin-bottom="0in" fo:line-height="100%"/>
    </style:style>
    <style:style style:name="P2" style:family="paragraph" style:parent-style-name="Standard">
      <style:paragraph-properties fo:margin-top="0in" fo:margin-bottom="0in" fo:line-height="100%"/>
      <style:text-properties style:font-name="Georgia" fo:font-size="10.5pt" style:font-size-asian="10.5pt" style:font-size-complex="10.5pt"/>
    </style:style>
    <style:style style:name="P3" style:family="paragraph" style:parent-style-name="Standard">
      <style:paragraph-properties fo:margin-top="0in" fo:margin-bottom="0in" fo:line-height="100%"/>
      <style:text-properties style:font-name="Georgia" fo:font-size="10.5pt" style:font-size-asian="10.5pt" style:font-size-complex="10.5pt"/>
    </style:style>
    <style:style style:name="P4" style:family="paragraph" style:parent-style-name="Standard" style:list-style-name="">
      <style:paragraph-properties fo:margin-top="0in" fo:margin-bottom="0in" fo:line-height="100%"/>
      <style:text-properties style:font-name="Georgia" fo:font-size="10.5pt" style:font-size-asian="10.5pt" style:font-size-complex="10.5pt"/>
    </style:style>
    <style:style style:name="P5" style:family="paragraph" style:parent-style-name="Standard">
      <style:paragraph-properties fo:margin-top="0in" fo:margin-bottom="0in" fo:line-height="100%"/>
      <style:text-properties fo:color="#000000" style:font-name="Georgia" fo:font-size="10.5pt" fo:font-style="normal" fo:font-weight="normal" style:font-size-asian="10.5pt" style:font-style-asian="normal" style:font-weight-asian="normal" style:font-size-complex="10.5pt" style:font-style-complex="normal" style:font-weight-complex="normal"/>
    </style:style>
    <style:style style:name="P6" style:family="paragraph" style:parent-style-name="Standard">
      <style:paragraph-properties fo:margin-left="0.25in" fo:margin-right="0in" fo:margin-top="0in" fo:margin-bottom="0in" fo:line-height="100%" fo:text-indent="-0.25in" style:auto-text-indent="false"/>
      <style:text-properties style:font-name="Georgia" fo:font-size="10.5pt" style:font-size-asian="10.5pt" style:font-name-complex="Times New Roman2"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2" style:font-size-complex="16pt"/>
    </style:style>
    <style:style style:name="P9" style:family="paragraph" style:parent-style-name="No_20_Spacing">
      <style:text-properties style:font-name="Georgia" fo:font-size="10.5pt" style:font-size-asian="10.5pt" style:font-size-complex="10.5pt"/>
    </style:style>
    <style:style style:name="P10" style:family="paragraph" style:parent-style-name="No_20_Spacing">
      <style:text-properties style:font-name="Georgia" fo:font-size="10.5pt" style:font-size-asian="10.5pt" style:font-name-complex="Times New Roman2" style:font-size-complex="10.5pt"/>
    </style:style>
    <style:style style:name="T1" style:family="text">
      <style:text-properties style:use-window-font-color="true" style:font-name="Georgia" fo:font-size="10.5pt"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2" style:family="text">
      <style:text-properties fo:color="#000000" style:font-name="Georgia" fo:font-size="10.5pt" fo:font-style="normal" fo:font-weight="bold" style:font-name-asian="Georgia" style:font-size-asian="10.5pt" style:font-style-asian="normal" style:font-weight-asian="bold" style:font-name-complex="Georgia" style:font-size-complex="10.5pt" style:font-style-complex="normal" style:font-weight-complex="bold"/>
    </style:style>
    <style:style style:name="T3" style:family="text">
      <style:text-properties fo:color="#000000" style:font-name="Georgia" fo:font-size="10.5pt"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4" style:family="text">
      <style:text-properties fo:color="#000000" fo:font-style="normal" fo:font-weight="normal" style:font-name-asian="Georgia" style:font-style-asian="normal" style:font-weight-asian="normal" style:font-name-complex="Georgia" style:font-style-complex="normal" style:font-weight-complex="normal"/>
    </style:style>
    <style:style style:name="T5" style:family="text">
      <style:text-properties fo:color="#000000" fo:font-style="normal" fo:font-weight="bold" style:font-name-asian="Georgia" style:font-style-asian="normal" style:font-weight-asian="bold" style:font-name-complex="Georgia" style:font-style-complex="normal" style:font-weight-complex="bold"/>
    </style:style>
    <style:style style:name="T6" style:family="text">
      <style:text-properties fo:color="#00000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7" style:family="text">
      <style:text-properties fo:color="#000000" style:font-name="Georgia" fo:font-size="10.5pt"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8" style:family="text">
      <style:text-properties fo:color="#000000" style:font-name="Georgia" fo:font-size="10.5pt" fo:font-style="italic" fo:font-weight="normal" style:font-name-asian="Georgia" style:font-size-asian="10.5pt" style:font-style-asian="italic" style:font-weight-asian="normal" style:font-name-complex="Georgia" style:font-size-complex="10.5pt" style:font-style-complex="italic" style:font-weight-complex="normal"/>
    </style:style>
    <style:style style:name="T9" style:family="text">
      <style:text-properties fo:font-weight="normal" style:font-weight-asian="normal" style:font-name-complex="Times New Roman2" style:font-weight-complex="normal"/>
    </style:style>
    <style:style style:name="T10" style:family="text">
      <style:text-properties fo:font-weight="bold" style:font-weight-asian="bold" style:font-name-complex="Times New Roman2"/>
    </style:style>
    <style:style style:name="T11" style:family="text">
      <style:text-properties fo:font-weight="bold" style:font-name-asian="Georgia" style:font-weight-asian="bold" style:font-name-complex="Georgia" style:font-weight-complex="bold"/>
    </style:style>
    <style:style style:name="T12" style:family="text">
      <style:text-properties style:font-name-complex="Times New Roman2"/>
    </style:style>
    <style:style style:name="T13" style:family="text">
      <style:text-properties fo:font-variant="normal" fo:text-transform="none" fo:color="#000000" fo:letter-spacing="normal" fo:font-style="normal" fo:font-weight="normal"/>
    </style:style>
    <style:style style:name="T14" style:family="text">
      <style:text-properties style:font-name-asian="Georgia" style:font-name-complex="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at Jesus Asked</text:p>
      <text:p text:style-name="P9"><text:span text:style-name="T12"/></text:p>
      <text:p text:style-name="P10"/>
      <text:p text:style-name="P7"><text:span text:style-name="T10">Text:</text:span><text:span text:style-name="T12"> </text:span><text:span text:style-name="T4">Matthew 22:42 “...What think ye of Christ?...” </text:span></text:p>
      <text:p text:style-name="P6"/>
      <text:h text:style-name="P2" text:outline-level="3"><text:span text:style-name="T10">Introduction:</text:span><text:span text:style-name="T9"> Many times we know what is important to a person by the questions they ask. Today you will hear people ask you about the election, the super bowl or something that happened on their favorite TV show. On Friday people were allowed to dress down at Mylan and were encouraged to wear clothing supporting their favorite NFL team. I saw a whole lot of Steeler gear. I was asked several times who I was pulling for. These questions are so important to some people but are so unimportant in the scope of what life is all about. </text:span></text:h>
      <text:h text:style-name="P4" text:outline-level="3"><text:span text:style-name="T9"><text:s text:c="2"/>Of all the questions that Jesus asked, I believe, that none is so important as our text today. </text:span><text:span text:style-name="T4">“What think ye of Christ?” On this question hangs the determination of our eternal destiny. It is the difference between light and darkness. It is the determination of right or wrong. It will decide if we go to heaven or hell. </text:span></text:h>
      <text:h text:style-name="P1" text:outline-level="3"><text:span text:style-name="T2">I. Who do you think He is?</text:span><text:span text:style-name="T3"> Most of the Jews could trace their own lineage and did in hopes that perhaps Christ would come through their family line. As they walked through life they would see someone who appeared to be righteous and holy and perhaps wonder if he was the one. They might have had discussions about it around their dinner table and for one reason or the other ruled them out. Occasionally they might ask someone (like they did John the Baptist) </text:span><text:span text:style-name="T6"><text:s/>“</text:span><text:span text:style-name="T3">Art thou he that should come, or do we look for another?” The scripture talks of false Christs. “For there shall arise false Christs, and false prophets, and shall shew great signs and wonders; insomuch that, if </text:span><text:span text:style-name="T8">it were</text:span><text:span text:style-name="T3"> possible, they shall deceive the very elect.</text:span><text:span text:style-name="T1">” As Jesus asked this question it was an important one for if one were to be honest about it they would have to consider Jesus as a prime candidate for the position.</text:span></text:h>
      <text:h text:style-name="P4" text:outline-level="3"><text:span text:style-name="T5">II. What do you think He is like?</text:span><text:span text:style-name="T4"> Once again they would have to go to the Old Testament scripture to find the answer. Solomon said that his hair was black as a raven (too bad Solomon's head of Christ used chestnut brown). Isaiah said that He would not be exceptionally beautiful and that He would be born of a virgin. Jeremiah said that he would be a descendant of David. Malachi said that he would be preceded by a forerunner. Over 700 prophecies concerning Christ were in the Old Testament. It would be like finding a needle in a haystack. All they had to do was find one little detail that they could question and poof...they could reject Jesus as the Christ.</text:span></text:h>
      <text:h text:style-name="P4" text:outline-level="3"><text:span text:style-name="T5">III. How does He impact you?</text:span><text:span text:style-name="T4"> Let me ask you a simple question: if Jesus showed up in person at your house...would it change anything in you or your behavior? Lois Blanchard Edes asked this in a poem:</text:span></text:h>
      <text:p text:style-name="P2"><text:span text:style-name="T13">If Jesus came to your house to spend a day or two <text:line-break/>If He came unexpectedly, I wonder what you'd do.<text:line-break/>Oh, I know you'd give your nicest room to such an honored Guest,<text:line-break/>And all the food you'd serve to Him would be the very best,<text:line-break/>And you would keep assuring Him you're glad to have him there <text:line-break/>That serving Him in your own home is joy beyond compare.<text:line-break/><text:line-break/>But when you saw Him coming, would you meet Him at the door<text:line-break/>With arms outstretched in welcome to your heavenly Visitor?<text:line-break/>Or would you have to change your clothes before you let Him in?<text:line-break/>Or hide some magazines and put the Bible where they'd been?<text:line-break/>Would you turn off the radio and hope He hadn't heard?<text:line-break/>And wish you hadn't uttered that last, loud, hasty word?<text:line-break/><text:line-break/>Would you hide your worldly music and put some hymn books out?<text:line-break/>Could you let Jesus walk right in, or would you rush about?<text:line-break/>And I wonder - if the Savior spent a day or two with you,<text:line-break/>Would you go right on doing the things you always do?<text:line-break/>Would you go right on saying the things you always say?<text:line-break/>Would life for you continue as it does from day to day?<text:line-break/><text:line-break/>Would your family conversation keep up it's usual pace?<text:line-break/>And would your find it hard each meal to say a table grace?<text:line-break/>Would you sing the songs you always sing, and read the books your read,<text:line-break/>And let Him know the things on which your mind and spirit feed?<text:line-break/>Would you take Jesus with you everywhere you'd planned to go?<text:line-break/>Or would you, maybe, change your plans for just a day or so?<text:line-break/><text:line-break/>Would you be glad to have Him meet your very closest friends?<text:line-break/>Or would you hope they'd stay away until His visit ends?<text:line-break/>Would you be glad to have Him stay forever on and on?<text:line-break/>Or would you sigh with great relief when He at last was gone?<text:line-break/>It might be interesting to know the things that you would do<text:line-break/>If Jesus Christ in person came to spend some time with you.</text:span> </text:p>
      <text:p text:style-name="P5"><text:span text:style-name="T11">Conclude:</text:span><text:span text:style-name="T14"> What think ye of Christ? What you think of Him will be revealed in your thoughts and actions. What you think of Him determines how you act and how you react to each and every situation in life.</text:span></text:p>
      <text:p text:style-name="P5"><text:span text:style-name="T14"><text:s text:c="2"/>Who is He to you? Is He truly your master or is that just a title you ascribe to Him but never really put into practice? Is He Lord of all or just someone you call in emergencies. Is He your savior or is He just a fire insurance policy?</text:span></text:p>
      <text:p text:style-name="P5"><text:span text:style-name="T14"><text:s text:c="2"/>What think ye of Christ?</text:span></text:p>
      <text:p text:style-name="P5"><text:span text:style-name="T1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imes New Roman1" svg:font-family="'Times New Roman'"/>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7-01-21T20:10:59.73</dc:date>
    <meta:editing-duration>PT1H29M55S</meta:editing-duration>
    <meta:generator>OpenOffice/4.1.2$Win32 OpenOffice.org_project/412m3$Build-9782</meta:generator>
    <meta:document-statistic meta:table-count="0" meta:image-count="0" meta:object-count="0" meta:page-count="1" meta:paragraph-count="11" meta:word-count="940" meta:character-count="49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